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.5pt" officeooo:rsid="0005b441" officeooo:paragraph-rsid="0005b441" style:font-size-asian="18.5pt" style:font-size-complex="18.5pt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c8ed8" officeooo:paragraph-rsid="000c8ed8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c4a8f" officeooo:paragraph-rsid="001c4a8f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c8ed8" officeooo:paragraph-rsid="000c8ed8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rsid="0012c28d" officeooo:paragraph-rsid="0012c28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n" fo:country="US" fo:font-weight="normal" officeooo:rsid="00161dd8" officeooo:paragraph-rsid="0017dc2e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font-size="12pt" fo:language="en" fo:country="US" fo:font-weight="normal" officeooo:rsid="00161dd8" officeooo:paragraph-rsid="0017dc2e" style:font-size-asian="12pt" style:language-asian="zh" style:country-asian="CN" style:font-weight-asian="normal" style:font-size-complex="12pt" style:font-weight-complex="normal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24dd27" officeooo:paragraph-rsid="0024dd27" style:font-size-asian="12pt" style:language-asian="zh" style:country-asian="CN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25b8a9" officeooo:paragraph-rsid="0025b8a9" style:font-size-asian="12pt" style:language-asian="zh" style:country-asian="CN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n" fo:country="US" fo:font-weight="normal" officeooo:rsid="00187b55" officeooo:paragraph-rsid="00292712" style:font-size-asian="12pt" style:language-asian="zh" style:country-asian="CN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8d92a" officeooo:paragraph-rsid="000a5b99" style:font-size-asian="12pt" style:language-asian="zh" style:country-asian="CN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2b126f" officeooo:paragraph-rsid="002b126f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2" style:family="text">
      <style:text-properties fo:font-size="12pt" fo:language="en" fo:country="US" fo:font-weight="normal" officeooo:rsid="001aa64e" style:font-size-asian="12pt" style:language-asian="zh" style:country-asian="CN" style:font-weight-asian="normal" style:font-size-complex="12pt" style:font-weight-complex="normal"/>
    </style:style>
    <style:style style:name="T3" style:family="text">
      <style:text-properties officeooo:rsid="0005b441"/>
    </style:style>
    <style:style style:name="T4" style:family="text">
      <style:text-properties officeooo:rsid="000961fd"/>
    </style:style>
    <style:style style:name="T5" style:family="text">
      <style:text-properties officeooo:rsid="000a5b99"/>
    </style:style>
    <style:style style:name="T6" style:family="text">
      <style:text-properties officeooo:rsid="00112ec7"/>
    </style:style>
    <style:style style:name="T7" style:family="text">
      <style:text-properties officeooo:rsid="0018d93d"/>
    </style:style>
    <style:style style:name="T8" style:family="text">
      <style:text-properties officeooo:rsid="001aa64e"/>
    </style:style>
    <style:style style:name="T9" style:family="text">
      <style:text-properties officeooo:rsid="00203264"/>
    </style:style>
    <style:style style:name="T10" style:family="text">
      <style:text-properties officeooo:rsid="002274d8"/>
    </style:style>
    <style:style style:name="T11" style:family="text">
      <style:text-properties officeooo:rsid="0022e3fd"/>
    </style:style>
    <style:style style:name="T12" style:family="text">
      <style:text-properties officeooo:rsid="00275f05"/>
    </style:style>
    <style:style style:name="T13" style:family="text">
      <style:text-properties officeooo:rsid="002c8566"/>
    </style:style>
    <style:style style:name="T14" style:family="text">
      <style:text-properties officeooo:rsid="002e0eb0"/>
    </style:style>
    <style:style style:name="T15" style:family="text">
      <style:text-properties officeooo:rsid="002e926d"/>
    </style:style>
    <style:style style:name="T16" style:family="text">
      <style:text-properties officeooo:rsid="003076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28MB,1S,<text:span text:style-name="T3">dna1</text:span>.xxx</text:p>
      <text:p text:style-name="P4"><text:bookmark text:name="OLE_LINK1"/><text:bookmark text:name="OLE_LINK5"/>DNA计数1</text:p>
      <text:p text:style-name="P3"><text:bookmark text:name="_GoBack"/>问题描述</text:p>
      <text:p text:style-name="P17">有<text:span text:style-name="T4">m</text:span>次询问<text:span text:style-name="T5">，询问由n个碱基对组成的双链无环DNA分子的种类数对1e9 + 7取模后的值，为了减少输出，请将所有答案异或为一个数后输出。</text:span></text:p>
      <text:p text:style-name="P18"><text:span text:style-name="T16">由于需要用到的DNA的</text:span>相关<text:span text:style-name="T15">知识为新课标必修部分的要求，题目不给出</text:span>。</text:p>
      <text:p text:style-name="P9"><text:bookmark text:name="OLE_LINK2"/></text:p>
      <text:p text:style-name="P3">输入描述</text:p>
      <text:p text:style-name="P8">第一行一个整数<text:span text:style-name="T6">m表示询问次数。</text:span></text:p>
      <text:p text:style-name="P10"><text:span text:style-name="T1">接下来m行，每行</text:span><text:span text:style-name="T2">1</text:span><text:span text:style-name="T1">个整数</text:span><text:span text:style-name="T2">n</text:span></text:p>
      <text:p text:style-name="P7"/>
      <text:p text:style-name="P3">输出描述</text:p>
      <text:p text:style-name="P16"><text:tab/><text:span text:style-name="T9">1</text:span>行1个整数表示<text:span text:style-name="T5">由n个碱基对组成的双链无环DNA分子的种类数对1e9 + 7取模后的值的异或和。</text:span></text:p>
      <text:p text:style-name="P9"><text:bookmark text:name="OLE_LINK6"/></text:p>
      <text:p text:style-name="P3">样例输入</text:p>
      <text:p text:style-name="P11">3</text:p>
      <text:p text:style-name="P11">1 </text:p>
      <text:p text:style-name="P11">2</text:p>
      <text:p text:style-name="P12">3</text:p>
      <text:p text:style-name="P2"/>
      <text:p text:style-name="P3">样例输出</text:p>
      <text:p text:style-name="P15">40</text:p>
      <text:p text:style-name="P14">解释：n=1到3时数量<text:span text:style-name="T12">分别</text:span>为<text:span text:style-name="T11">2,10,32</text:span></text:p>
      <text:p text:style-name="P1"><text:bookmark text:name="OLE_LINK9"/></text:p>
      <text:p text:style-name="P3">数据范围及提示</text:p>
      <text:p text:style-name="P5">1 &lt; = m &lt;= <text:span text:style-name="T10">5</text:span>0,0000; 1 &lt;= <text:span text:style-name="T8">n </text:span>&lt;= 1<text:span text:style-name="T7">0,0000,0000</text:span>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08T20:22:00.695000000</dc:date>
    <meta:editing-cycles>40</meta:editing-cycles>
    <meta:editing-duration>PT1H59M26S</meta:editing-duration>
    <meta:generator>LibreOffice/6.0.7.3$Windows_X86_64 LibreOffice_project/dc89aa7a9eabfd848af146d5086077aeed2ae4a5</meta:generator>
    <meta:document-statistic meta:table-count="0" meta:image-count="0" meta:object-count="0" meta:page-count="1" meta:paragraph-count="20" meta:word-count="223" meta:character-count="298" meta:non-whitespace-character-count="282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